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036" calcext:value-type="float">
            <text:p>44.7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1696" calcext:value-type="float">
            <text:p>44.8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6936" calcext:value-type="float">
            <text:p>44.8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9984" calcext:value-type="float">
            <text:p>44.8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8168" calcext:value-type="float">
            <text:p>44.7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9984" calcext:value-type="float">
            <text:p>44.8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4264" calcext:value-type="float">
            <text:p>44.7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3136" calcext:value-type="float">
            <text:p>44.9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6184" calcext:value-type="float">
            <text:p>44.9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224" calcext:value-type="float">
            <text:p>44.8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4264" calcext:value-type="float">
            <text:p>44.7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084" calcext:value-type="float">
            <text:p>44.8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3512" calcext:value-type="float">
            <text:p>44.8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7416" calcext:value-type="float">
            <text:p>44.8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8" calcext:value-type="float">
            <text:p>44.8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8272" calcext:value-type="float">
            <text:p>44.8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9608" calcext:value-type="float">
            <text:p>44.8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276" calcext:value-type="float">
            <text:p>44.9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276" calcext:value-type="float">
            <text:p>44.9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0-22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0088" calcext:value-type="float">
            <text:p>44.9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276" calcext:value-type="float">
            <text:p>44.9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5912" calcext:value-type="float">
            <text:p>45.0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3824" calcext:value-type="float">
            <text:p>45.0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7728" calcext:value-type="float">
            <text:p>45.0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0776" calcext:value-type="float">
            <text:p>45.0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9064" calcext:value-type="float">
            <text:p>45.0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8688" calcext:value-type="float">
            <text:p>45.1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9544" calcext:value-type="float">
            <text:p>45.1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7728" calcext:value-type="float">
            <text:p>45.0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1632" calcext:value-type="float">
            <text:p>45.0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468" calcext:value-type="float">
            <text:p>45.0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0776" calcext:value-type="float">
            <text:p>45.0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6872" calcext:value-type="float">
            <text:p>45.0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1632" calcext:value-type="float">
            <text:p>45.0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8584" calcext:value-type="float">
            <text:p>45.0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2864" calcext:value-type="float">
            <text:p>45.0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1528" calcext:value-type="float">
            <text:p>44.9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372" calcext:value-type="float">
            <text:p>45.0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1152" calcext:value-type="float">
            <text:p>45.0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6768" calcext:value-type="float">
            <text:p>45.0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0192" calcext:value-type="float">
            <text:p>44.9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2384" calcext:value-type="float">
            <text:p>44.9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5056" calcext:value-type="float">
            <text:p>45.0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6392" calcext:value-type="float">
            <text:p>45.0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468" calcext:value-type="float">
            <text:p>45.0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2112" calcext:value-type="float">
            <text:p>45.0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1632" calcext:value-type="float">
            <text:p>45.0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7624" calcext:value-type="float">
            <text:p>44.9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7624" calcext:value-type="float">
            <text:p>44.9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6768" calcext:value-type="float">
            <text:p>45.0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4096" calcext:value-type="float">
            <text:p>44.9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5912" calcext:value-type="float">
            <text:p>45.0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372" calcext:value-type="float">
            <text:p>45.0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0192" calcext:value-type="float">
            <text:p>44.9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1632" calcext:value-type="float">
            <text:p>45.0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6016" calcext:value-type="float">
            <text:p>45.0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2112" calcext:value-type="float">
            <text:p>45.0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6872" calcext:value-type="float">
            <text:p>45.0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5536" calcext:value-type="float">
            <text:p>45.0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42" calcext:value-type="float">
            <text:p>45.0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2008" calcext:value-type="float">
            <text:p>45.0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1528" calcext:value-type="float">
            <text:p>44.9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1904" calcext:value-type="float">
            <text:p>44.9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3616" calcext:value-type="float">
            <text:p>44.9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3616" calcext:value-type="float">
            <text:p>44.9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4472" calcext:value-type="float">
            <text:p>44.9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6288" calcext:value-type="float">
            <text:p>44.9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372" calcext:value-type="float">
            <text:p>45.0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2008" calcext:value-type="float">
            <text:p>45.0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0672" calcext:value-type="float">
            <text:p>45.0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372" calcext:value-type="float">
            <text:p>45.0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372" calcext:value-type="float">
            <text:p>45.0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9816" calcext:value-type="float">
            <text:p>45.0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5912" calcext:value-type="float">
            <text:p>45.0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6016" calcext:value-type="float">
            <text:p>45.0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2864" calcext:value-type="float">
            <text:p>45.0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0672" calcext:value-type="float">
            <text:p>45.0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5432" calcext:value-type="float">
            <text:p>44.9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4096" calcext:value-type="float">
            <text:p>44.9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5432" calcext:value-type="float">
            <text:p>44.9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276" calcext:value-type="float">
            <text:p>44.9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276" calcext:value-type="float">
            <text:p>44.9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3616" calcext:value-type="float">
            <text:p>44.9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4096" calcext:value-type="float">
            <text:p>44.9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4096" calcext:value-type="float">
            <text:p>44.9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4952" calcext:value-type="float">
            <text:p>44.9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5432" calcext:value-type="float">
            <text:p>44.9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6768" calcext:value-type="float">
            <text:p>45.0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9816" calcext:value-type="float">
            <text:p>45.0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5056" calcext:value-type="float">
            <text:p>45.0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9816" calcext:value-type="float">
            <text:p>45.0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8856" calcext:value-type="float">
            <text:p>44.9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8856" calcext:value-type="float">
            <text:p>44.9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6288" calcext:value-type="float">
            <text:p>44.9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0672" calcext:value-type="float">
            <text:p>45.0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5432" calcext:value-type="float">
            <text:p>44.9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7144" calcext:value-type="float">
            <text:p>44.9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08" calcext:value-type="float">
            <text:p>44.9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6184" calcext:value-type="float">
            <text:p>44.9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9608" calcext:value-type="float">
            <text:p>44.8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8272" calcext:value-type="float">
            <text:p>44.8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9128" calcext:value-type="float">
            <text:p>44.8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132" calcext:value-type="float">
            <text:p>44.8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9712" calcext:value-type="float">
            <text:p>44.9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08" calcext:value-type="float">
            <text:p>44.9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3888" calcext:value-type="float">
            <text:p>44.8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8272" calcext:value-type="float">
            <text:p>44.8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8272" calcext:value-type="float">
            <text:p>44.8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276" calcext:value-type="float">
            <text:p>44.9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7624" calcext:value-type="float">
            <text:p>44.9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08" calcext:value-type="float">
            <text:p>44.9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1424" calcext:value-type="float">
            <text:p>44.9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6184" calcext:value-type="float">
            <text:p>44.9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5328" calcext:value-type="float">
            <text:p>44.9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6-06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4096" calcext:value-type="float">
            <text:p>44.9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5328" calcext:value-type="float">
            <text:p>44.9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6184" calcext:value-type="float">
            <text:p>44.9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3136" calcext:value-type="float">
            <text:p>44.9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9608" calcext:value-type="float">
            <text:p>44.8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6184" calcext:value-type="float">
            <text:p>44.9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6664" calcext:value-type="float">
            <text:p>44.9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8856" calcext:value-type="float">
            <text:p>44.9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6664" calcext:value-type="float">
            <text:p>44.9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3136" calcext:value-type="float">
            <text:p>44.9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132" calcext:value-type="float">
            <text:p>44.8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132" calcext:value-type="float">
            <text:p>44.8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3616" calcext:value-type="float">
            <text:p>44.9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1904" calcext:value-type="float">
            <text:p>44.9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6184" calcext:value-type="float">
            <text:p>44.9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0088" calcext:value-type="float">
            <text:p>44.9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992" calcext:value-type="float">
            <text:p>44.8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992" calcext:value-type="float">
            <text:p>44.8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0464" calcext:value-type="float">
            <text:p>44.8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0464" calcext:value-type="float">
            <text:p>44.8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3888" calcext:value-type="float">
            <text:p>44.8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2928" calcext:value-type="float">
            <text:p>44.7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7688" calcext:value-type="float">
            <text:p>44.7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0736" calcext:value-type="float">
            <text:p>44.7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016" calcext:value-type="float">
            <text:p>44.7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892" calcext:value-type="float">
            <text:p>44.6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4536" calcext:value-type="float">
            <text:p>44.6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832" calcext:value-type="float">
            <text:p>44.7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7688" calcext:value-type="float">
            <text:p>44.7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0736" calcext:value-type="float">
            <text:p>44.7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3784" calcext:value-type="float">
            <text:p>44.7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0736" calcext:value-type="float">
            <text:p>44.7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5976" calcext:value-type="float">
            <text:p>44.7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9504" calcext:value-type="float">
            <text:p>44.7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8168" calcext:value-type="float">
            <text:p>44.7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832" calcext:value-type="float">
            <text:p>44.7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832" calcext:value-type="float">
            <text:p>44.7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0736" calcext:value-type="float">
            <text:p>44.7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0736" calcext:value-type="float">
            <text:p>44.7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5976" calcext:value-type="float">
            <text:p>44.7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2928" calcext:value-type="float">
            <text:p>44.7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2928" calcext:value-type="float">
            <text:p>44.7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1968" calcext:value-type="float">
            <text:p>44.7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5-03-03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7688" calcext:value-type="float">
            <text:p>44.7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10-03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1944" calcext:value-type="float">
            <text:p>45.2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0504" calcext:value-type="float">
            <text:p>45.1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9-30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0128" calcext:value-type="float">
            <text:p>45.2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5368" calcext:value-type="float">
            <text:p>45.2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4888" calcext:value-type="float">
            <text:p>45.2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8792" calcext:value-type="float">
            <text:p>45.1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2216" calcext:value-type="float">
            <text:p>45.1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66" calcext:value-type="float">
            <text:p>45.1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3552" calcext:value-type="float">
            <text:p>45.1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1736" calcext:value-type="float">
            <text:p>45.1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6496" calcext:value-type="float">
            <text:p>45.1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564" calcext:value-type="float">
            <text:p>45.1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9544" calcext:value-type="float">
            <text:p>45.1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6496" calcext:value-type="float">
            <text:p>45.1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1256" calcext:value-type="float">
            <text:p>45.1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7352" calcext:value-type="float">
            <text:p>45.1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4304" calcext:value-type="float">
            <text:p>45.1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6016" calcext:value-type="float">
            <text:p>45.0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468" calcext:value-type="float">
            <text:p>45.0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6392" calcext:value-type="float">
            <text:p>45.0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1152" calcext:value-type="float">
            <text:p>45.0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5536" calcext:value-type="float">
            <text:p>45.0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3824" calcext:value-type="float">
            <text:p>45.0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6392" calcext:value-type="float">
            <text:p>45.0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5056" calcext:value-type="float">
            <text:p>45.0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0672" calcext:value-type="float">
            <text:p>45.0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0192" calcext:value-type="float">
            <text:p>44.9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2384" calcext:value-type="float">
            <text:p>44.9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5432" calcext:value-type="float">
            <text:p>44.9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2864" calcext:value-type="float">
            <text:p>45.0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5056" calcext:value-type="float">
            <text:p>45.0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2488" calcext:value-type="float">
            <text:p>45.0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3344" calcext:value-type="float">
            <text:p>45.0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1152" calcext:value-type="float">
            <text:p>45.0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3344" calcext:value-type="float">
            <text:p>45.0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3824" calcext:value-type="float">
            <text:p>45.0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7728" calcext:value-type="float">
            <text:p>45.0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5536" calcext:value-type="float">
            <text:p>45.0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1152" calcext:value-type="float">
            <text:p>45.0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7144" calcext:value-type="float">
            <text:p>44.9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9712" calcext:value-type="float">
            <text:p>44.9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4096" calcext:value-type="float">
            <text:p>44.9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0296" calcext:value-type="float">
            <text:p>45.0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5536" calcext:value-type="float">
            <text:p>45.0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7248" calcext:value-type="float">
            <text:p>45.0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6768" calcext:value-type="float">
            <text:p>45.0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6664" calcext:value-type="float">
            <text:p>44.9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0192" calcext:value-type="float">
            <text:p>44.9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0192" calcext:value-type="float">
            <text:p>44.9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2384" calcext:value-type="float">
            <text:p>44.9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6768" calcext:value-type="float">
            <text:p>45.0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6392" calcext:value-type="float">
            <text:p>45.0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5056" calcext:value-type="float">
            <text:p>45.0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5056" calcext:value-type="float">
            <text:p>45.0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2008" calcext:value-type="float">
            <text:p>45.0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5912" calcext:value-type="float">
            <text:p>45.0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372" calcext:value-type="float">
            <text:p>45.0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372" calcext:value-type="float">
            <text:p>45.0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0192" calcext:value-type="float">
            <text:p>44.9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0672" calcext:value-type="float">
            <text:p>45.0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4096" calcext:value-type="float">
            <text:p>44.9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3616" calcext:value-type="float">
            <text:p>44.9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0944" calcext:value-type="float">
            <text:p>44.8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1424" calcext:value-type="float">
            <text:p>44.9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1424" calcext:value-type="float">
            <text:p>44.9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5328" calcext:value-type="float">
            <text:p>44.9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992" calcext:value-type="float">
            <text:p>44.8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0464" calcext:value-type="float">
            <text:p>44.8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132" calcext:value-type="float">
            <text:p>44.8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132" calcext:value-type="float">
            <text:p>44.8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1424" calcext:value-type="float">
            <text:p>44.9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1904" calcext:value-type="float">
            <text:p>44.9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8" calcext:value-type="float">
            <text:p>44.8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9984" calcext:value-type="float">
            <text:p>44.8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0944" calcext:value-type="float">
            <text:p>44.8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224" calcext:value-type="float">
            <text:p>44.8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9128" calcext:value-type="float">
            <text:p>44.8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1424" calcext:value-type="float">
            <text:p>44.9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6288" calcext:value-type="float">
            <text:p>44.9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08" calcext:value-type="float">
            <text:p>44.9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6288" calcext:value-type="float">
            <text:p>44.9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08" calcext:value-type="float">
            <text:p>44.9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08" calcext:value-type="float">
            <text:p>44.9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1048" calcext:value-type="float">
            <text:p>44.9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5432" calcext:value-type="float">
            <text:p>44.9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5328" calcext:value-type="float">
            <text:p>44.9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6-06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0464" calcext:value-type="float">
            <text:p>44.8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5328" calcext:value-type="float">
            <text:p>44.9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5328" calcext:value-type="float">
            <text:p>44.9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4952" calcext:value-type="float">
            <text:p>44.9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276" calcext:value-type="float">
            <text:p>44.9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5328" calcext:value-type="float">
            <text:p>44.9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0088" calcext:value-type="float">
            <text:p>44.9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3616" calcext:value-type="float">
            <text:p>44.9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7144" calcext:value-type="float">
            <text:p>44.9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6184" calcext:value-type="float">
            <text:p>44.9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0192" calcext:value-type="float">
            <text:p>44.9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1048" calcext:value-type="float">
            <text:p>44.9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8" calcext:value-type="float">
            <text:p>44.8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3136" calcext:value-type="float">
            <text:p>44.9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3136" calcext:value-type="float">
            <text:p>44.9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132" calcext:value-type="float">
            <text:p>44.8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6456" calcext:value-type="float">
            <text:p>44.7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0088" calcext:value-type="float">
            <text:p>44.9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0944" calcext:value-type="float">
            <text:p>44.8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0464" calcext:value-type="float">
            <text:p>44.8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224" calcext:value-type="float">
            <text:p>44.8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8752" calcext:value-type="float">
            <text:p>44.8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2176" calcext:value-type="float">
            <text:p>44.8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0464" calcext:value-type="float">
            <text:p>44.8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7416" calcext:value-type="float">
            <text:p>44.8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1424" calcext:value-type="float">
            <text:p>44.9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276" calcext:value-type="float">
            <text:p>44.9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3616" calcext:value-type="float">
            <text:p>44.9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4472" calcext:value-type="float">
            <text:p>44.9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224" calcext:value-type="float">
            <text:p>44.8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0944" calcext:value-type="float">
            <text:p>44.8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8" calcext:value-type="float">
            <text:p>44.8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3512" calcext:value-type="float">
            <text:p>44.8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1904" calcext:value-type="float">
            <text:p>44.9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0944" calcext:value-type="float">
            <text:p>44.8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8376" calcext:value-type="float">
            <text:p>44.9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8856" calcext:value-type="float">
            <text:p>44.9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3032" calcext:value-type="float">
            <text:p>44.8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9128" calcext:value-type="float">
            <text:p>44.8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0088" calcext:value-type="float">
            <text:p>44.9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6288" calcext:value-type="float">
            <text:p>44.9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0192" calcext:value-type="float">
            <text:p>44.9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7144" calcext:value-type="float">
            <text:p>44.9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992" calcext:value-type="float">
            <text:p>44.8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0192" calcext:value-type="float">
            <text:p>44.9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1048" calcext:value-type="float">
            <text:p>44.9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4472" calcext:value-type="float">
            <text:p>44.9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8856" calcext:value-type="float">
            <text:p>44.9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1424" calcext:value-type="float">
            <text:p>44.9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0192" calcext:value-type="float">
            <text:p>44.9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0192" calcext:value-type="float">
            <text:p>44.9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2384" calcext:value-type="float">
            <text:p>44.9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0672" calcext:value-type="float">
            <text:p>45.0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0944" calcext:value-type="float">
            <text:p>44.8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6664" calcext:value-type="float">
            <text:p>44.9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276" calcext:value-type="float">
            <text:p>44.9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0672" calcext:value-type="float">
            <text:p>45.0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9816" calcext:value-type="float">
            <text:p>45.0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0088" calcext:value-type="float">
            <text:p>44.9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1048" calcext:value-type="float">
            <text:p>44.9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1904" calcext:value-type="float">
            <text:p>44.9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08" calcext:value-type="float">
            <text:p>44.9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4096" calcext:value-type="float">
            <text:p>44.9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6288" calcext:value-type="float">
            <text:p>44.9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2384" calcext:value-type="float">
            <text:p>44.9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4952" calcext:value-type="float">
            <text:p>44.9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8104" calcext:value-type="float">
            <text:p>45.0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2864" calcext:value-type="float">
            <text:p>45.0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372" calcext:value-type="float">
            <text:p>45.0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372" calcext:value-type="float">
            <text:p>45.0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2384" calcext:value-type="float">
            <text:p>44.9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9816" calcext:value-type="float">
            <text:p>45.0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2864" calcext:value-type="float">
            <text:p>45.0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276" calcext:value-type="float">
            <text:p>44.9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4952" calcext:value-type="float">
            <text:p>44.9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2008" calcext:value-type="float">
            <text:p>45.0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5912" calcext:value-type="float">
            <text:p>45.0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6768" calcext:value-type="float">
            <text:p>45.0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2008" calcext:value-type="float">
            <text:p>45.0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7624" calcext:value-type="float">
            <text:p>44.9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1-31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42" calcext:value-type="float">
            <text:p>45.0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372" calcext:value-type="float">
            <text:p>45.0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0672" calcext:value-type="float">
            <text:p>45.0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42" calcext:value-type="float">
            <text:p>45.0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3344" calcext:value-type="float">
            <text:p>45.0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42" calcext:value-type="float">
            <text:p>45.0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5912" calcext:value-type="float">
            <text:p>45.0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5056" calcext:value-type="float">
            <text:p>45.0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6392" calcext:value-type="float">
            <text:p>45.0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6768" calcext:value-type="float">
            <text:p>45.0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5056" calcext:value-type="float">
            <text:p>45.0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4304" calcext:value-type="float">
            <text:p>45.1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2112" calcext:value-type="float">
            <text:p>45.0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6392" calcext:value-type="float">
            <text:p>45.0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7624" calcext:value-type="float">
            <text:p>44.9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9816" calcext:value-type="float">
            <text:p>45.0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7728" calcext:value-type="float">
            <text:p>45.0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0776" calcext:value-type="float">
            <text:p>45.0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5056" calcext:value-type="float">
            <text:p>45.0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5056" calcext:value-type="float">
            <text:p>45.0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4952" calcext:value-type="float">
            <text:p>44.9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5432" calcext:value-type="float">
            <text:p>44.9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468" calcext:value-type="float">
            <text:p>45.0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42" calcext:value-type="float">
            <text:p>45.0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6392" calcext:value-type="float">
            <text:p>45.0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516" calcext:value-type="float">
            <text:p>45.0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3824" calcext:value-type="float">
            <text:p>45.0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1632" calcext:value-type="float">
            <text:p>45.0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516" calcext:value-type="float">
            <text:p>45.0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8104" calcext:value-type="float">
            <text:p>45.0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6872" calcext:value-type="float">
            <text:p>45.0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42" calcext:value-type="float">
            <text:p>45.0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5056" calcext:value-type="float">
            <text:p>45.0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0296" calcext:value-type="float">
            <text:p>45.0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7728" calcext:value-type="float">
            <text:p>45.0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6872" calcext:value-type="float">
            <text:p>45.0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7352" calcext:value-type="float">
            <text:p>45.1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4304" calcext:value-type="float">
            <text:p>45.1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0776" calcext:value-type="float">
            <text:p>45.0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1256" calcext:value-type="float">
            <text:p>45.1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6392" calcext:value-type="float">
            <text:p>45.0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468" calcext:value-type="float">
            <text:p>45.0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2592" calcext:value-type="float">
            <text:p>45.1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3072" calcext:value-type="float">
            <text:p>45.1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0024" calcext:value-type="float">
            <text:p>45.1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3448" calcext:value-type="float">
            <text:p>45.1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2592" calcext:value-type="float">
            <text:p>45.1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8584" calcext:value-type="float">
            <text:p>45.0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6768" calcext:value-type="float">
            <text:p>45.0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42" calcext:value-type="float">
            <text:p>45.0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4304" calcext:value-type="float">
            <text:p>45.1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2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3072" calcext:value-type="float">
            <text:p>45.1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516" calcext:value-type="float">
            <text:p>45.0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6872" calcext:value-type="float">
            <text:p>45.0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7352" calcext:value-type="float">
            <text:p>45.1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6496" calcext:value-type="float">
            <text:p>45.1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992" calcext:value-type="float">
            <text:p>45.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3824" calcext:value-type="float">
            <text:p>45.0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564" calcext:value-type="float">
            <text:p>45.1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8688" calcext:value-type="float">
            <text:p>45.1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2968" calcext:value-type="float">
            <text:p>45.0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9168" calcext:value-type="float">
            <text:p>45.1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5264" calcext:value-type="float">
            <text:p>45.1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3928" calcext:value-type="float">
            <text:p>45.1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2216" calcext:value-type="float">
            <text:p>45.1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7832" calcext:value-type="float">
            <text:p>45.1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4784" calcext:value-type="float">
            <text:p>45.1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6976" calcext:value-type="float">
            <text:p>45.1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516" calcext:value-type="float">
            <text:p>45.0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9168" calcext:value-type="float">
            <text:p>45.1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3072" calcext:value-type="float">
            <text:p>45.1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0984" calcext:value-type="float">
            <text:p>45.2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8312" calcext:value-type="float">
            <text:p>45.1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7936" calcext:value-type="float">
            <text:p>45.2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0984" calcext:value-type="float">
            <text:p>45.2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1-09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0984" calcext:value-type="float">
            <text:p>45.2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50024" calcext:value-type="float">
            <text:p>45.1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564" calcext:value-type="float">
            <text:p>45.1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7936" calcext:value-type="float">
            <text:p>45.2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3552" calcext:value-type="float">
            <text:p>45.1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7936" calcext:value-type="float">
            <text:p>45.2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708" calcext:value-type="float">
            <text:p>45.2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4032" calcext:value-type="float">
            <text:p>45.2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0608" calcext:value-type="float">
            <text:p>45.2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4992" calcext:value-type="float">
            <text:p>45.2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9272" calcext:value-type="float">
            <text:p>45.2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89648" calcext:value-type="float">
            <text:p>45.1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9272" calcext:value-type="float">
            <text:p>45.2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4032" calcext:value-type="float">
            <text:p>45.2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9272" calcext:value-type="float">
            <text:p>45.2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6224" calcext:value-type="float">
            <text:p>45.2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708" calcext:value-type="float">
            <text:p>45.2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0128" calcext:value-type="float">
            <text:p>45.2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0184" calcext:value-type="float">
            <text:p>45.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756" calcext:value-type="float">
            <text:p>45.2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9376" calcext:value-type="float">
            <text:p>45.2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7664" calcext:value-type="float">
            <text:p>45.3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4136" calcext:value-type="float">
            <text:p>45.2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6328" calcext:value-type="float">
            <text:p>45.2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7664" calcext:value-type="float">
            <text:p>45.3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9856" calcext:value-type="float">
            <text:p>45.3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5576" calcext:value-type="float">
            <text:p>45.3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3384" calcext:value-type="float">
            <text:p>45.3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8144" calcext:value-type="float">
            <text:p>45.3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0336" calcext:value-type="float">
            <text:p>45.3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3384" calcext:value-type="float">
            <text:p>45.3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424" calcext:value-type="float">
            <text:p>45.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0336" calcext:value-type="float">
            <text:p>45.3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7768" calcext:value-type="float">
            <text:p>45.3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6536" calcext:value-type="float">
            <text:p>45.4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044" calcext:value-type="float">
            <text:p>45.4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8248" calcext:value-type="float">
            <text:p>45.4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4072" calcext:value-type="float">
            <text:p>45.5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9312" calcext:value-type="float">
            <text:p>45.5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9688" calcext:value-type="float">
            <text:p>45.5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0064" calcext:value-type="float">
            <text:p>45.4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3592" calcext:value-type="float">
            <text:p>45.5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76" calcext:value-type="float">
            <text:p>45.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3696" calcext:value-type="float">
            <text:p>45.5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04176" calcext:value-type="float">
            <text:p>45.6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5032" calcext:value-type="float">
            <text:p>45.5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808" calcext:value-type="float">
            <text:p>45.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91984" calcext:value-type="float">
            <text:p>45.5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5888" calcext:value-type="float">
            <text:p>45.5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3712" calcext:value-type="float">
            <text:p>45.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9688" calcext:value-type="float">
            <text:p>45.5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8352" calcext:value-type="float">
            <text:p>45.4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3112" calcext:value-type="float">
            <text:p>45.4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3112" calcext:value-type="float">
            <text:p>45.4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8-31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27976" calcext:value-type="float">
            <text:p>45.5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5304" calcext:value-type="float">
            <text:p>45.4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8832" calcext:value-type="float">
            <text:p>45.5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0168" calcext:value-type="float">
            <text:p>45.5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3592" calcext:value-type="float">
            <text:p>45.5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9208" calcext:value-type="float">
            <text:p>45.4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3968" calcext:value-type="float">
            <text:p>45.4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82256" calcext:value-type="float">
            <text:p>45.4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4448" calcext:value-type="float">
            <text:p>45.4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70064" calcext:value-type="float">
            <text:p>45.4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2528" calcext:value-type="float">
            <text:p>45.3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7288" calcext:value-type="float">
            <text:p>45.3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1568" calcext:value-type="float">
            <text:p>45.3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71944" calcext:value-type="float">
            <text:p>45.2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0712" calcext:value-type="float">
            <text:p>45.3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0712" calcext:value-type="float">
            <text:p>45.3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1568" calcext:value-type="float">
            <text:p>45.3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7184" calcext:value-type="float">
            <text:p>45.2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9" calcext:value-type="float">
            <text:p>45.3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2048" calcext:value-type="float">
            <text:p>45.3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948" calcext:value-type="float">
            <text:p>45.3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2152" calcext:value-type="float">
            <text:p>45.4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9584" calcext:value-type="float">
            <text:p>45.4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4344" calcext:value-type="float">
            <text:p>45.4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6056" calcext:value-type="float">
            <text:p>45.4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6912" calcext:value-type="float">
            <text:p>45.3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52" calcext:value-type="float">
            <text:p>45.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7392" calcext:value-type="float">
            <text:p>45.4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09104" calcext:value-type="float">
            <text:p>45.4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3384" calcext:value-type="float">
            <text:p>45.3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48144" calcext:value-type="float">
            <text:p>45.3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18248" calcext:value-type="float">
            <text:p>45.4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96912" calcext:value-type="float">
            <text:p>45.3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1192" calcext:value-type="float">
            <text:p>45.3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1568" calcext:value-type="float">
            <text:p>45.3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1568" calcext:value-type="float">
            <text:p>45.3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57288" calcext:value-type="float">
            <text:p>45.3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8624" calcext:value-type="float">
            <text:p>45.3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0336" calcext:value-type="float">
            <text:p>45.3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6808" calcext:value-type="float">
            <text:p>45.3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6328" calcext:value-type="float">
            <text:p>45.2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328" calcext:value-type="float">
            <text:p>45.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99376" calcext:value-type="float">
            <text:p>45.2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05472" calcext:value-type="float">
            <text:p>45.3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17664" calcext:value-type="float">
            <text:p>45.3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628" calcext:value-type="float">
            <text:p>45.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6704" calcext:value-type="float">
            <text:p>45.2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8416" calcext:value-type="float">
            <text:p>45.2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8416" calcext:value-type="float">
            <text:p>45.2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4512" calcext:value-type="float">
            <text:p>45.2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9752" calcext:value-type="float">
            <text:p>45.2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41464" calcext:value-type="float">
            <text:p>45.2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5368" calcext:value-type="float">
            <text:p>45.2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1708" calcext:value-type="float">
            <text:p>45.2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68312" calcext:value-type="float">
            <text:p>45.1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28688" calcext:value-type="float">
            <text:p>45.1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9544" calcext:value-type="float">
            <text:p>45.1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7352" calcext:value-type="float">
            <text:p>45.1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136" calcext:value-type="float">
            <text:p>45.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0128" calcext:value-type="float">
            <text:p>45.2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23176" calcext:value-type="float">
            <text:p>45.2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98792" calcext:value-type="float">
            <text:p>45.1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86016" calcext:value-type="float">
            <text:p>45.0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8208" calcext:value-type="float">
            <text:p>45.0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7832" calcext:value-type="float">
            <text:p>45.1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4088" calcext:value-type="float">
            <text:p>45.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8208" calcext:value-type="float">
            <text:p>45.0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3824" calcext:value-type="float">
            <text:p>45.0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52488" calcext:value-type="float">
            <text:p>45.0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944" calcext:value-type="float">
            <text:p>45.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468" calcext:value-type="float">
            <text:p>45.0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0296" calcext:value-type="float">
            <text:p>45.0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8104" calcext:value-type="float">
            <text:p>45.0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9816" calcext:value-type="float">
            <text:p>45.0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5432" calcext:value-type="float">
            <text:p>44.9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2384" calcext:value-type="float">
            <text:p>44.9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4096" calcext:value-type="float">
            <text:p>44.9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6-02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6664" calcext:value-type="float">
            <text:p>44.9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992" calcext:value-type="float">
            <text:p>44.8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9128" calcext:value-type="float">
            <text:p>44.8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4744" calcext:value-type="float">
            <text:p>44.8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3888" calcext:value-type="float">
            <text:p>44.8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1696" calcext:value-type="float">
            <text:p>44.8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6456" calcext:value-type="float">
            <text:p>44.7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512" calcext:value-type="float">
            <text:p>44.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0736" calcext:value-type="float">
            <text:p>44.7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0632" calcext:value-type="float">
            <text:p>44.6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9672" calcext:value-type="float">
            <text:p>44.6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9672" calcext:value-type="float">
            <text:p>44.6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748" calcext:value-type="float">
            <text:p>44.6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0528" calcext:value-type="float">
            <text:p>44.6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8336" calcext:value-type="float">
            <text:p>44.5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1384" calcext:value-type="float">
            <text:p>44.6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0528" calcext:value-type="float">
            <text:p>44.6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5288" calcext:value-type="float">
            <text:p>44.5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0904" calcext:value-type="float">
            <text:p>44.5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58712" calcext:value-type="float">
            <text:p>44.5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8816" calcext:value-type="float">
            <text:p>44.6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1384" calcext:value-type="float">
            <text:p>44.6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4808" calcext:value-type="float">
            <text:p>44.5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49568" calcext:value-type="float">
            <text:p>44.5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6624" calcext:value-type="float">
            <text:p>44.6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224" calcext:value-type="float">
            <text:p>44.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5288" calcext:value-type="float">
            <text:p>44.5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7856" calcext:value-type="float">
            <text:p>44.5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892" calcext:value-type="float">
            <text:p>44.6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7" calcext:value-type="float">
            <text:p>44.5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3096" calcext:value-type="float">
            <text:p>44.5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1384" calcext:value-type="float">
            <text:p>44.6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0048" calcext:value-type="float">
            <text:p>44.5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6144" calcext:value-type="float">
            <text:p>44.5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19088" calcext:value-type="float">
            <text:p>44.5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6624" calcext:value-type="float">
            <text:p>44.6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4536" calcext:value-type="float">
            <text:p>44.6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0632" calcext:value-type="float">
            <text:p>44.6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04432" calcext:value-type="float">
            <text:p>44.6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89192" calcext:value-type="float">
            <text:p>44.5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9672" calcext:value-type="float">
            <text:p>44.6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892" calcext:value-type="float">
            <text:p>44.6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5872" calcext:value-type="float">
            <text:p>44.6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3-03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4056" calcext:value-type="float">
            <text:p>44.6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1864" calcext:value-type="float">
            <text:p>44.6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4912" calcext:value-type="float">
            <text:p>44.6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73952" calcext:value-type="float">
            <text:p>44.5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9776" calcext:value-type="float">
            <text:p>44.6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5496" calcext:value-type="float">
            <text:p>44.7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5872" calcext:value-type="float">
            <text:p>44.6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1488" calcext:value-type="float">
            <text:p>44.6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7104" calcext:value-type="float">
            <text:p>44.6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832" calcext:value-type="float">
            <text:p>44.7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5872" calcext:value-type="float">
            <text:p>44.6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3304" calcext:value-type="float">
            <text:p>44.7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5016" calcext:value-type="float">
            <text:p>44.7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6728" calcext:value-type="float">
            <text:p>44.6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9296" calcext:value-type="float">
            <text:p>44.6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272" calcext:value-type="float">
            <text:p>44.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0152" calcext:value-type="float">
            <text:p>44.6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0736" calcext:value-type="float">
            <text:p>44.7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7584" calcext:value-type="float">
            <text:p>44.6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6352" calcext:value-type="float">
            <text:p>44.7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7688" calcext:value-type="float">
            <text:p>44.7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5392" calcext:value-type="float">
            <text:p>44.6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4536" calcext:value-type="float">
            <text:p>44.6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416" calcext:value-type="float">
            <text:p>44.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25768" calcext:value-type="float">
            <text:p>44.6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74536" calcext:value-type="float">
            <text:p>44.6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832" calcext:value-type="float">
            <text:p>44.7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8544" calcext:value-type="float">
            <text:p>44.7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7688" calcext:value-type="float">
            <text:p>44.7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5976" calcext:value-type="float">
            <text:p>44.7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1696" calcext:value-type="float">
            <text:p>44.8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6456" calcext:value-type="float">
            <text:p>44.7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08064" calcext:value-type="float">
            <text:p>44.7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41008" calcext:value-type="float">
            <text:p>44.6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0528" calcext:value-type="float">
            <text:p>44.6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6248" calcext:value-type="float">
            <text:p>44.6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832" calcext:value-type="float">
            <text:p>44.7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464" calcext:value-type="float">
            <text:p>44.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6832" calcext:value-type="float">
            <text:p>44.7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7312" calcext:value-type="float">
            <text:p>44.7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2552" calcext:value-type="float">
            <text:p>44.8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2928" calcext:value-type="float">
            <text:p>44.7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7688" calcext:value-type="float">
            <text:p>44.7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9504" calcext:value-type="float">
            <text:p>44.7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92824" calcext:value-type="float">
            <text:p>44.6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5976" calcext:value-type="float">
            <text:p>44.7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1112" calcext:value-type="float">
            <text:p>44.7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17208" calcext:value-type="float">
            <text:p>44.7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8168" calcext:value-type="float">
            <text:p>44.7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8168" calcext:value-type="float">
            <text:p>44.7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5988" calcext:value-type="float">
            <text:p>44.7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69024" calcext:value-type="float">
            <text:p>44.7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8168" calcext:value-type="float">
            <text:p>44.7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9036" calcext:value-type="float">
            <text:p>44.7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2552" calcext:value-type="float">
            <text:p>44.8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9984" calcext:value-type="float">
            <text:p>44.8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8648" calcext:value-type="float">
            <text:p>44.8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7688" calcext:value-type="float">
            <text:p>44.7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72072" calcext:value-type="float">
            <text:p>44.7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3512" calcext:value-type="float">
            <text:p>44.8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7688" calcext:value-type="float">
            <text:p>44.7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4744" calcext:value-type="float">
            <text:p>44.8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1-03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2176" calcext:value-type="float">
            <text:p>44.8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7416" calcext:value-type="float">
            <text:p>44.8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0464" calcext:value-type="float">
            <text:p>44.8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6936" calcext:value-type="float">
            <text:p>44.8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0944" calcext:value-type="float">
            <text:p>44.8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0464" calcext:value-type="float">
            <text:p>44.8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084" calcext:value-type="float">
            <text:p>44.8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084" calcext:value-type="float">
            <text:p>44.8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084" calcext:value-type="float">
            <text:p>44.8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11696" calcext:value-type="float">
            <text:p>44.8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084" calcext:value-type="float">
            <text:p>44.8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4472" calcext:value-type="float">
            <text:p>44.9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656" calcext:value-type="float">
            <text:p>44.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1904" calcext:value-type="float">
            <text:p>44.9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46392" calcext:value-type="float">
            <text:p>45.0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5056" calcext:value-type="float">
            <text:p>45.0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1528" calcext:value-type="float">
            <text:p>44.9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7624" calcext:value-type="float">
            <text:p>44.9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2008" calcext:value-type="float">
            <text:p>45.0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28104" calcext:value-type="float">
            <text:p>45.0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5912" calcext:value-type="float">
            <text:p>45.0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1152" calcext:value-type="float">
            <text:p>45.0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468" calcext:value-type="float">
            <text:p>45.0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7248" calcext:value-type="float">
            <text:p>45.0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08" calcext:value-type="float">
            <text:p>44.9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276" calcext:value-type="float">
            <text:p>44.9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372" calcext:value-type="float">
            <text:p>45.0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67728" calcext:value-type="float">
            <text:p>45.0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42" calcext:value-type="float">
            <text:p>45.0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848" calcext:value-type="float">
            <text:p>44.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6768" calcext:value-type="float">
            <text:p>45.0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5432" calcext:value-type="float">
            <text:p>44.9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6288" calcext:value-type="float">
            <text:p>44.9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6768" calcext:value-type="float">
            <text:p>45.0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2864" calcext:value-type="float">
            <text:p>45.0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372" calcext:value-type="float">
            <text:p>45.0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1048" calcext:value-type="float">
            <text:p>44.9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276" calcext:value-type="float">
            <text:p>44.9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7144" calcext:value-type="float">
            <text:p>44.9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6288" calcext:value-type="float">
            <text:p>44.9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9-08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6768" calcext:value-type="float">
            <text:p>45.0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1528" calcext:value-type="float">
            <text:p>44.9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324" calcext:value-type="float">
            <text:p>44.9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2384" calcext:value-type="float">
            <text:p>44.9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704" calcext:value-type="float">
            <text:p>44.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7416" calcext:value-type="float">
            <text:p>44.8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5704" calcext:value-type="float">
            <text:p>44.8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9984" calcext:value-type="float">
            <text:p>44.8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6936" calcext:value-type="float">
            <text:p>44.8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0568" calcext:value-type="float">
            <text:p>44.9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7416" calcext:value-type="float">
            <text:p>44.8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4368" calcext:value-type="float">
            <text:p>44.8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2176" calcext:value-type="float">
            <text:p>44.8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2176" calcext:value-type="float">
            <text:p>44.8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3608" calcext:value-type="float">
            <text:p>44.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228" calcext:value-type="float">
            <text:p>44.9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3136" calcext:value-type="float">
            <text:p>44.9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4848" calcext:value-type="float">
            <text:p>44.8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3512" calcext:value-type="float">
            <text:p>44.8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5132" calcext:value-type="float">
            <text:p>44.8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8-12 2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7896" calcext:value-type="float">
            <text:p>44.8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15328" calcext:value-type="float">
            <text:p>44.9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93992" calcext:value-type="float">
            <text:p>44.8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69608" calcext:value-type="float">
            <text:p>44.8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08" calcext:value-type="float">
            <text:p>44.9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58" calcext:value-type="float">
            <text:p>44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7144" calcext:value-type="float">
            <text:p>44.9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5808" calcext:value-type="float">
            <text:p>44.9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9712" calcext:value-type="float">
            <text:p>44.9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752" calcext:value-type="float">
            <text:p>44.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39712" calcext:value-type="float">
            <text:p>44.9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85432" calcext:value-type="float">
            <text:p>44.9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64096" calcext:value-type="float">
            <text:p>44.9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24472" calcext:value-type="float">
            <text:p>44.9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7-27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09232" calcext:value-type="float">
            <text:p>44.9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043</text:p>
          </table:table-cell>
          <table:table-cell office:value-type="string" calcext:value-type="string">
            <text:p>QBAA at Victoria, Carver Park Reserve</text:p>
          </table:table-cell>
          <table:table-cell office:value-type="string" calcext:value-type="string">
            <text:p>2022-04-20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9048" calcext:value-type="float">
            <text:p>44.1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456" meta:object-count="0"/>
    <meta:user-defined meta:name="AppVersion">3.0</meta:user-defined>
  </office:meta>
</office:document-meta>
</file>